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ornik_R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table:formula="of:=[.B4]/[.B3]" office:value-type="float" office:value="0.0015" calcext:value-type="float">
            <text:p>0.00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formula="of:=[.B4]*[.B5]" office:value-type="float" office:value="0.0225" calcext:value-type="float">
            <text:p>0.0225</text:p>
          </table:table-cell>
          <table:table-cell office:value-type="string" calcext:value-type="string">
            <text:p>W</text:p>
          </table:table-cell>
        </table:table-row>
      </table:table>
      <table:table table:name="założenia_PCB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mils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.4" calcext:value-type="float">
            <text:p>25.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4]*[.C$2]/[.B$2]" office:value-type="float" office:value="2.54" calcext:value-type="float">
            <text:p>2.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5]*[.C$2]/[.B$2]" office:value-type="float" office:value="1.27" calcext:value-type="float">
            <text:p>1.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6]*[.C$2]/[.B$2]" office:value-type="float" office:value="0.635" calcext:value-type="float">
            <text:p>0.6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7]*[.C$2]/[.B$2]" office:value-type="float" office:value="0.508" calcext:value-type="float">
            <text:p>0.5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8]*[.C$2]/[.B$2]" office:value-type="float" office:value="0.254" calcext:value-type="float">
            <text:p>0.2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9]*[.C$2]/[.B$2]" office:value-type="float" office:value="0.2286" calcext:value-type="float">
            <text:p>0.2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0]*[.C$2]/[.B$2]" office:value-type="float" office:value="0.2032" calcext:value-type="float">
            <text:p>0.20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1]*[.C$2]/[.B$2]" office:value-type="float" office:value="0.1778" calcext:value-type="float">
            <text:p>0.17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2]*[.C$2]/[.B$2]" office:value-type="float" office:value="0.1524" calcext:value-type="float">
            <text:p>0.15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3]*[.C$2]/[.B$2]" office:value-type="float" office:value="0.127" calcext:value-type="float">
            <text:p>0.1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4]*[.C$2]/[.B$2]" office:value-type="float" office:value="0.0762" calcext:value-type="float">
            <text:p>0.076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chnologia</text:p>
          </table:table-cell>
          <table:table-cell table:style-name="ce1" office:value-type="string" calcext:value-type="string">
            <text:p>6C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earenc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ular ring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l ho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2:10:38.2591258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1:31:10.961958879</meta:creation-date>
    <dc:date>2025-09-11T12:18:08.690003735</dc:date>
    <meta:editing-duration>PT8M54S</meta:editing-duration>
    <meta:editing-cycles>4</meta:editing-cycles>
    <meta:generator>LibreOffice/24.2.7.2$Linux_X86_64 LibreOffice_project/420$Build-2</meta:generator>
    <meta:document-statistic meta:table-count="2" meta:cell-count="48" meta:object-count="0"/>
  </office:meta>
</office:document-meta>
</file>